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fe7f5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02cm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cfe7f5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cfe7f5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371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list-style-name="L1"/>
    <style:style style:name="P19" style:family="paragraph" style:parent-style-name="Heading_20_2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Cas d'utilisation « gestion du stock 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Cas d'utilisation « gestion du stock»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2" office:value-type="string">
            <text:p text:style-name="P13">Yahya BENTAHILA</text:p>
          </table:table-cell>
          <table:table-cell table:style-name="Tableau1.A2" office:value-type="string">
            <text:p text:style-name="P17">Sébastien DELECRAZ </text:p>
            <text:p text:style-name="P17">Christophe GUIEU </text:p>
            <text:p text:style-name="P17">Éloi PERDEREAU </text:p>
            <text:p text:style-name="P15">Oumar SISSOKO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4">Livré le : 25/09</text:p>
          </table:table-cell>
          <table:table-cell table:style-name="Tableau1.A2" office:value-type="string">
            <text:p text:style-name="P14">Approuvé le :</text:p>
          </table:table-cell>
          <table:table-cell table:style-name="Tableau1.C2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17">Yahya BENTAHILA (YSECO)</text:p>
            <text:p text:style-name="P17">Sébastien DELECRAZ (YSECO)</text:p>
            <text:p text:style-name="P17">Christophe GUIEU (YSECO)</text:p>
            <text:p text:style-name="P17">Éloi PERDEREAU (YSECO)</text:p>
            <text:p text:style-name="P17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2">1.0</text:p>
          </table:table-cell>
          <table:table-cell table:style-name="Tableau4.A2" office:value-type="string">
            <text:p text:style-name="P2">Yahya BENTAHILA</text:p>
          </table:table-cell>
          <table:table-cell table:style-name="Tableau4.A2" office:value-type="string">
            <text:p text:style-name="P2">25/09</text:p>
          </table:table-cell>
          <table:table-cell table:style-name="Tableau4.D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</table:table>
      <text:p text:style-name="P10"/>
      <text:h text:style-name="P19" text:outline-level="2">Cas d'utilisation : Gestion du stock</text:h>
      <text:p text:style-name="Text_20_body">Ce document détaille le cas d'utilisation de la gestion du stock par l'administrateur du si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cteur principal</text:p>
          </table:table-cell>
          <table:table-cell table:style-name="Table1.B1" office:value-type="string">
            <text:p text:style-name="Standard">Administrateur (Jack Jones)</text:p>
          </table:table-cell>
        </table:table-row>
        <table:table-row>
          <table:table-cell table:style-name="Table1.A2" office:value-type="string">
            <text:p text:style-name="Standard">Objectifs</text:p>
          </table:table-cell>
          <table:table-cell table:style-name="Table1.B2" office:value-type="string">
            <text:p text:style-name="Standard">L'administrateur gère son stock</text:p>
          </table:table-cell>
        </table:table-row>
        <table:table-row>
          <table:table-cell table:style-name="Table1.A2" office:value-type="string">
            <text:p text:style-name="Standard">Préconditions</text:p>
          </table:table-cell>
          <table:table-cell table:style-name="Table1.B2" office:value-type="string">
            <text:p text:style-name="Standard">L'administrateur s'authentifie </text:p>
          </table:table-cell>
        </table:table-row>
        <table:table-row>
          <table:table-cell table:style-name="Table1.A2" office:value-type="string">
            <text:p text:style-name="Standard">Postconditions</text:p>
          </table:table-cell>
          <table:table-cell table:style-name="Table1.B2" office:value-type="string">
            <text:p text:style-name="Standard">L'administrateur peut gérer et consulter son stock</text:p>
          </table:table-cell>
        </table:table-row>
        <table:table-row>
          <table:table-cell table:style-name="Table1.A2" office:value-type="string">
            <text:p text:style-name="Standard">Scénario nominal</text:p>
          </table:table-cell>
          <table:table-cell table:style-name="Table1.B2" office:value-type="string">
            <text:p text:style-name="Standard">1. L'administrateur va dans la rubrique «gestion du stock»</text:p>
            <text:p text:style-name="Standard">2. L'administrateur sélectionne un stock particulier</text:p>
            <text:p text:style-name="Standard">3. L'administrateur ajoute ou efface du matériels (ou modules) de son stock</text:p>
          </table:table-cell>
        </table:table-row>
        <table:table-row>
          <table:table-cell table:style-name="Table1.A2" office:value-type="string">
            <text:p text:style-name="Standard">Extensions</text:p>
          </table:table-cell>
          <table:table-cell table:style-name="Table1.B2" office:value-type="string">
            <text:p text:style-name="Standard">3a. L'administrateur efface une quantité supérieure à celle qu'il y a dans le stock</text:p>
            <text:list xml:id="list32644946" text:style-name="L1">
              <text:list-item>
                <text:p text:style-name="P18">Le système affiche «Quantité trop grande. »</text:p>
              </text:list-item>
              <text:list-item>
                <text:p text:style-name="P18">Le système revient à l'étape 3.</text:p>
              </text:list-item>
            </text:list>
          </table:table-cell>
        </table:table-row>
        <table:table-row>
          <table:table-cell table:style-name="Table1.A2" office:value-type="string">
            <text:p text:style-name="Standard">Besoins IHM</text:p>
          </table:table-cell>
          <table:table-cell table:style-name="Table1.B2" office:value-type="string">
            <text:p text:style-name="Standard">Affichage des détails du stock sélectionn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EU Christophe</meta:initial-creator>
    <meta:creation-date>2013-09-18T16:37:02</meta:creation-date>
    <dc:date>2013-09-28T12:51:52.33</dc:date>
    <dc:creator>Yahya Bentahila</dc:creator>
    <meta:editing-duration>PT2H3M16S</meta:editing-duration>
    <meta:editing-cycles>22</meta:editing-cycles>
    <meta:generator>OpenOffice.org/3.3$Win32 OpenOffice.org_project/330m20$Build-9567</meta:generator>
    <dc:title>Fiche d'itération</dc:title>
    <meta:document-statistic meta:table-count="6" meta:image-count="0" meta:object-count="0" meta:page-count="2" meta:paragraph-count="62" meta:word-count="205" meta:character-count="1329"/>
  </office:meta>
</office:document-meta>
</file>